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hjelmistokehityksen koulutusohjelma</text:p>
      <text:p text:style-name="P1">Tekijä: Timo Parviainen</text:p>
      <text:p text:style-name="P1"/>
      <text:p text:style-name="P1"/>
      <text:p text:style-name="P1">Projektisuunnitelma parturi-kampaamon web-selain pohjaisesta ajanvaraussysteemistä</text:p>
      <text:p text:style-name="Standard"/>
      <text:p text:style-name="Standard"/>
      <text:p text:style-name="Standard">Kuvaus systeemistä:</text:p>
      <text:p text:style-name="Standard"/>
      <text:p text:style-name="Standard">Nykyihminen eivät välttämättä halua soittaa parturi-kampaamoon tiedustellakseen vapaita aikoja, vaan mielummin katselee yrityksen web-sivuilta löytyvästä varaussysteemistä itselleen sopivan ajan ja tekee varauksen.</text:p>
      <text:p text:style-name="Standard"/>
      <text:p text:style-name="Standard">Ajanvaraus toimisi yrityksen kotisivuilta löytyvän kalenterin kautta. Web-sivuillta löytyvä kalenteri näyttäisi kunkin kuukauden päivät ja klikkaamalla kalenteria jonkin päivän kohdalta avautuu sen päivän varaustilanne. Halutessaan varata vapaana olevan aikaslotin, asiakkaan tulee kirjautua sisään varaussysteemiin. Jos asiakas ei ole aikaisemmin kirjautunut varaussysteemiin, tulee hänen luoda itselleen käyttäjätunnus.</text:p>
      <text:p text:style-name="Standard"/>
      <text:p text:style-name="Standard">Tehtystä varauksesta käyttäjä saa ilmoituksen sähköpostiin. Sovelluksen asetuksista (yrittäjällä pääsy) voidaan määrittää viesti lähetettäväksi myös puhelimeen. Viestin muodoksi voidaan valita tekstiviesti ja/tai WhatsApp-viesti. WhatsApp-viestin etuna on, että se on ilmainen, kun taas tekstiviesti maksaa. Tekstiviestiä puoltaa se, että se toimii kaikissa puhelimissa kun taas WhatsApp toimii vain alypuhelimissa.</text:p>
      <text:p text:style-name="Standard"/>
      <text:p text:style-name="Standard">Asiakkaan tekemästä varauksesta tulee samanlainen ilmoitus yrittäjälle. Sovelluksen asetuksista voidaan määrittää saako yrittäjä myös teksti/WhatsApp-viestin.</text:p>
      <text:p text:style-name="Standard"/>
      <text:p text:style-name="Standard">Teksti/WhatsApp-viesti muistuttaa asiakasta sovitusta ajasta pari tuntia ennakkoon.</text:p>
      <text:p text:style-name="Standard"/>
      <text:p text:style-name="Standard">Jos asiakas haluaa perua ajan, kirjautuu hän tunnuksellaan sisään sovellukseen ja poistaa varauksen (omat varaukset löytyvät listattuna sovelluksen sivuilta). Toinen tapa on, että hän klikkaa kalenterista varatun ajan kohdalta ja antaa tunnistetietonsa. Jos tunnistetiedot täsmäävät aikaslotin tunnistetietojen kanssa, systeemi vielä varmistaa tietojen poistamisen. Jos asikas vastaa myöntävästi, poistetaan tiedot ja kalenterissa oleva aikasloti vapautuu. Järjestelmä lähettää tiedon poistosta sähköpostiin ja/tai teksti/WhatsApp-viestin.</text:p>
      <text:p text:style-name="Standard"/>
      <text:p text:style-name="Standard">Lisäpalveluina asiakaalle olisi omien käyntikertojen historiatietojen katseleminen – siis menneet ja tulevat varaukset. Yrittäjälle järjestelmä tarjoaa erilaisia raportteja, joita ei ole tässä vielä määritetty.</text:p>
      <text:p text:style-name="Standard"/>
      <text:p text:style-name="Standard">Asiakkaalle käyttöliittymä näyttäisi aina valitun päivän senhetkisen varaustilanteen. Yrittäjälle käyttöliittymiä on useita, oletusnäkymässä on koko viikon varaukset. Myöskin päiväkohtaisen näkymän voi varata. Raporteille on oma käyttöliittymä.</text:p>
      <text:p text:style-name="Standard"/>
      <text:p text:style-name="Standard">Sovellus on siis web-pohjainen, sisältäen pilvessä sijaitsevan tietokan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 Parviainen</meta:initial-creator>
    <meta:creation-date>2015-10-29T11:10:01.52</meta:creation-date>
    <dc:date>2015-10-29T14:32:45.90</dc:date>
    <dc:creator>Timo Parviainen</dc:creator>
    <meta:editing-duration>PT3H22M30S</meta:editing-duration>
    <meta:editing-cycles>43</meta:editing-cycles>
    <meta:generator>OpenOffice/4.1.1$Win32 OpenOffice.org_project/411m6$Build-9775</meta:generator>
    <meta:document-statistic meta:table-count="0" meta:image-count="0" meta:object-count="0" meta:page-count="1" meta:paragraph-count="13" meta:word-count="274" meta:character-count="2519"/>
  </office:meta>
</office:document-meta>
</file>